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5in" fo:margin-top="0in" fo:margin-bottom="0in" table:align="left"/>
    </style:style>
    <style:style style:name="Table1.A" style:family="table-column">
      <style:table-column-properties style:column-width="1.6625in"/>
    </style:style>
    <style:style style:name="Table1.D" style:family="table-column">
      <style:table-column-properties style:column-width="1.661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A2" style:family="table-cell">
      <style:table-cell-properties fo:padding-left="0.0785in" fo:padding-right="0.075in" fo:padding-top="0in" fo:padding-bottom="0in" fo:border-left="none" fo:border-right="0.5pt solid #000000" fo:border-top="none" fo:border-bottom="none"/>
    </style:style>
    <style:style style:name="Table1.B2" style:family="table-cell">
      <style:table-cell-properties fo:padding-left="0.0785in" fo:padding-right="0.075in" fo:padding-top="0in" fo:padding-bottom="0in" fo:border-left="0.5pt solid #000000" fo:border-right="0.5pt solid #000000" fo:border-top="none" fo:border-bottom="none"/>
    </style:style>
    <style:style style:name="Table1.D2" style:family="table-cell">
      <style:table-cell-properties fo:padding-left="0.0785in" fo:padding-right="0.075in" fo:padding-top="0in" fo:padding-bottom="0in" fo:border-left="0.5pt solid #000000" fo:border-right="none" fo:border-top="none" fo:border-bottom="none"/>
    </style:style>
    <style:style style:name="Table2" style:family="table">
      <style:table-properties style:width="6.65in" fo:margin-left="-0.075in" fo:margin-top="0in" fo:margin-bottom="0in" table:align="left"/>
    </style:style>
    <style:style style:name="Table2.A" style:family="table-column">
      <style:table-column-properties style:column-width="3.325in"/>
    </style:style>
    <style:style style:name="Table2.B" style:family="table-column">
      <style:table-column-properties style:column-width="3.3243in"/>
    </style:style>
    <style:style style:name="Table2.1" style:family="table-row">
      <style:table-row-properties fo:keep-together="auto"/>
    </style:style>
    <style:style style:name="Table2.A1" style:family="table-cell">
      <style:table-cell-properties fo:padding-left="0.0813in" fo:padding-right="0.075in" fo:padding-top="0in" fo:padding-bottom="0in" fo:border-left="1pt solid #000000" fo:border-right="0.5pt solid #000000" fo:border-top="1pt solid #000000" fo:border-bottom="0.5pt solid #000000"/>
    </style:style>
    <style:style style:name="Table2.B1" style:family="table-cell">
      <style:table-cell-properties fo:padding-left="0.0813in" fo:padding-right="0.075in" fo:padding-top="0in" fo:padding-bottom="0in" fo:border-left="0.5pt solid #000000" fo:border-right="1pt solid #000000" fo:border-top="1pt solid #000000" fo:border-bottom="0.5pt solid #000000"/>
    </style:style>
    <style:style style:name="Table2.A2" style:family="table-cell">
      <style:table-cell-properties fo:padding-left="0.0813in" fo:padding-right="0.075in" fo:padding-top="0in" fo:padding-bottom="0in" fo:border-left="1pt solid #000000" fo:border-right="0.5pt solid #000000" fo:border-top="0.5pt solid #000000" fo:border-bottom="0.5pt solid #000000"/>
    </style:style>
    <style:style style:name="Table2.B2" style:family="table-cell">
      <style:table-cell-properties fo:padding-left="0.0813in" fo:padding-right="0.075in" fo:padding-top="0in" fo:padding-bottom="0in" fo:border-left="0.5pt solid #000000" fo:border-right="1pt solid #000000" fo:border-top="0.5pt solid #000000" fo:border-bottom="0.5pt solid #000000"/>
    </style:style>
    <style:style style:name="Table2.A7" style:family="table-cell">
      <style:table-cell-properties fo:padding-left="0.0813in" fo:padding-right="0.075in" fo:padding-top="0in" fo:padding-bottom="0in" fo:border-left="1pt solid #000000" fo:border-right="0.5pt solid #000000" fo:border-top="0.5pt solid #000000" fo:border-bottom="1pt solid #000000"/>
    </style:style>
    <style:style style:name="Table2.B7" style:family="table-cell">
      <style:table-cell-properties fo:padding-left="0.0813in" fo:padding-right="0.075in" fo:padding-top="0in" fo:padding-bottom="0in" fo:border-left="0.5pt solid #000000" fo:border-right="1pt solid #000000" fo:border-top="0.5pt solid #000000" fo:border-bottom="1pt solid #000000"/>
    </style:style>
    <style:style style:name="Table3" style:family="table">
      <style:table-properties style:width="6.65in" fo:margin-left="-0.075in" fo:margin-top="0in" fo:margin-bottom="0in" table:align="left"/>
    </style:style>
    <style:style style:name="Table3.A" style:family="table-column">
      <style:table-column-properties style:column-width="2.3194in"/>
    </style:style>
    <style:style style:name="Table3.B" style:family="table-column">
      <style:table-column-properties style:column-width="2.165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A2" style:family="table-cell">
      <style:table-cell-properties fo:padding-left="0.0785in" fo:padding-right="0.075in" fo:padding-top="0in" fo:padding-bottom="0in" fo:border-left="none" fo:border-right="0.5pt solid #000000" fo:border-top="none" fo:border-bottom="none"/>
    </style:style>
    <style:style style:name="Table3.B2" style:family="table-cell">
      <style:table-cell-properties fo:padding-left="0.0785in" fo:padding-right="0.075in" fo:padding-top="0in" fo:padding-bottom="0in" fo:border-left="0.5pt solid #000000" fo:border-right="0.5pt solid #000000" fo:border-top="none" fo:border-bottom="none"/>
    </style:style>
    <style:style style:name="Table3.C2" style:family="table-cell">
      <style:table-cell-properties fo:padding-left="0.0785in" fo:padding-right="0.075in" fo:padding-top="0in" fo:padding-bottom="0in" fo:border-left="0.5pt solid #000000" fo:border-right="none" fo:border-top="none" fo:border-bottom="none"/>
    </style:style>
    <style:style style:name="P1"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2" style:family="paragraph" style:parent-style-name="Standard">
      <style:paragraph-properties fo:line-height="100%"/>
    </style:style>
    <style:style style:name="P3" style:family="paragraph" style:parent-style-name="Standard">
      <style:paragraph-properties fo:margin-top="0in" fo:margin-bottom="0.139in" loext:contextual-spacing="false" fo:line-height="115%"/>
    </style:style>
    <style:style style:name="P4" style:family="paragraph" style:parent-style-name="Standard">
      <style:paragraph-properties fo:margin-top="0in" fo:margin-bottom="0.139in" loext:contextual-spacing="false" fo:line-height="115%"/>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top="0in" fo:margin-bottom="0.139in" loext:contextual-spacing="false" fo:line-height="115%"/>
      <style:text-properties style:font-name="Calibri" style:font-name-asian="Calibri1" style:font-name-complex="Calibri1"/>
    </style:style>
    <style:style style:name="P6" style:family="paragraph" style:parent-style-name="Standard">
      <style:paragraph-properties fo:margin-left="0.5in" fo:margin-right="0in" fo:margin-top="0in" fo:margin-bottom="0.139in" loext:contextual-spacing="false" fo:line-height="115%" fo:text-indent="0in" style:auto-text-indent="false"/>
    </style:style>
    <style:style style:name="P7" style:family="paragraph" style:parent-style-name="Heading_20_2">
      <style:paragraph-properties fo:margin-top="0.139in" fo:margin-bottom="0in" loext:contextual-spacing="false" fo:line-height="115%"/>
    </style:style>
    <style:style style:name="P8" style:family="paragraph" style:parent-style-name="Heading_20_1">
      <style:paragraph-properties fo:margin-top="0.3335in" fo:margin-bottom="0in" loext:contextual-spacing="false" fo:line-height="115%"/>
    </style:style>
    <style:style style:name="P9" style:family="paragraph" style:parent-style-name="Title" style:master-page-name="Standard">
      <style:paragraph-properties fo:margin-top="0in" fo:margin-bottom="0.2083in" loext:contextual-spacing="false" fo:line-height="100%" fo:keep-together="auto" style:page-number="1" fo:padding-left="0in" fo:padding-right="0in" fo:padding-top="0in" fo:padding-bottom="0.0555in" fo:border-left="none" fo:border-right="none" fo:border-top="none" fo:border-bottom="0.99pt solid #4f81bd" fo:keep-with-next="auto"/>
    </style:style>
    <style:style style:name="T1" style:family="text">
      <style:text-properties fo:color="#17365d" style:font-name="Cambria" style:font-name-asian="Cambria1" style:font-name-complex="Cambria1"/>
    </style:style>
    <style:style style:name="T2" style:family="text">
      <style:text-properties fo:color="#366091" style:font-name="Cambria" fo:font-size="14pt" fo:font-weight="bold" style:font-name-asian="Cambria1" style:font-size-asian="14pt" style:font-weight-asian="bold" style:font-name-complex="Cambria1" style:font-size-complex="14pt"/>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style:font-name-asian="Times New Roman1" style:font-size-asian="10pt" style:font-name-complex="Times New Roman1" style:font-size-complex="10pt" fo:background-color="#ffff00"/>
    </style:style>
    <style:style style:name="T5" style:family="text">
      <style:text-properties style:font-name="Times New Roman" fo:font-size="10pt" fo:font-weight="normal" style:font-name-asian="Times New Roman1" style:font-size-asian="10pt" style:font-weight-asian="normal" style:font-name-complex="Times New Roman1" style:font-size-complex="10pt"/>
    </style:style>
    <style:style style:name="T6" style:family="text">
      <style:text-properties fo:color="#a9b7c6" style:font-name="Courier New" fo:font-size="10pt" style:font-name-asian="Courier New1" style:font-size-asian="10pt" style:font-name-complex="Courier New1" style:font-size-complex="10pt"/>
    </style:style>
    <style:style style:name="T7" style:family="text">
      <style:text-properties fo:color="#4f81bd" style:font-name="Cambria" fo:font-size="13pt" fo:font-weight="bold" style:font-name-asian="Cambria1" style:font-size-asian="13pt" style:font-weight-asian="bold" style:font-name-complex="Cambria1" style:font-size-complex="13pt"/>
    </style:style>
    <style:style style:name="T8" style:family="text">
      <style:text-properties style:font-name="Calibri"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upervised Learning Workflow:</text:span></text:p>
      <text:p text:style-name="P8"><text:span text:style-name="T2">Data Collection –</text:span></text:p>
      <text:p text:style-name="P3"><text:span text:style-name="T3"><text:tab/>You tube video stats dataset came as two parts. Video stats data set and the comments dataset. Both these datasets were merged on video id <text:s/>and a new dataset was created called df_video_stats.</text:span></text:p>
      <text:p text:style-name="P3"><text:span text:style-name="T3"><text:tab/>Another dataset used was the you tube dislikes dataset. Columns were renamed to match the youtube stats dataset. A new dataset was created called the df_video_dislikes.</text:span></text:p>
      <text:p text:style-name="P8"><text:span text:style-name="T2">Feature Engineering –</text:span></text:p>
      <text:p text:style-name="P3"><text:span text:style-name="T3"><text:tab/>Created a new feature called <text:s/>likes to dislikes ratio. This is the variable we will try to predict using various supervised learning methods.</text:span></text:p>
      <text:p text:style-name="P8"><text:span text:style-name="T2">Feature Selection –</text:span></text:p>
      <text:p text:style-name="P3"><text:span text:style-name="T3"><text:tab/>The features used to make a prediction were discounted to view count, likes count and comment count, topic1,topic2 and topic3. The topic features were learnt using unsupervised learning. They are all numerical features</text:span></text:p>
      <text:p text:style-name="P8"><text:span text:style-name="T2">Preprocessing –</text:span></text:p>
      <text:p text:style-name="P3"><text:span text:style-name="T3"><text:tab/>A Standard Scaler was used to normalize the features to make suitable for the learning methods.</text:span></text:p>
      <text:p text:style-name="P8"><text:span text:style-name="T2">Learning Methods <text:s/>-</text:span></text:p>
      <text:p text:style-name="P3"><text:span text:style-name="T3"><text:tab/>Since the number of features were small so we decided to use:</text:span></text:p>
      <text:p text:style-name="P3"><text:span text:style-name="T3">Linear Regression: It is a non probabilistic learning method. Linear regression is a simple and commonly used method for predicting continuous variables. It assumes a linear relationship between the input features and the target variable. Linear regression can provide interpretable coefficients for each feature and is computationally efficient.</text:span></text:p>
      <text:p text:style-name="P3"><text:span text:style-name="T3">Decision Trees: It is a tree based learning method. Decision trees are versatile and can handle both regression and classification tasks. They partition the feature space based on feature thresholds and make predictions at the leaf nodes. Decision trees are easy to interpret and can capture non-linear relationships between features and the target variable.</text:span></text:p>
      <text:p text:style-name="P3"><text:span text:style-name="T3">k-Nearest Neighbors (k-NN): k-NN is an instance-based learning algorithm that makes predictions based on the similarity of input samples. It can work well with a small number of features and doesn't require any model training. However, it can be sensitive to noisy or irrelevant features.</text:span></text:p>
      <text:p text:style-name="P8"><text:span text:style-name="T2">Model Training –</text:span></text:p>
      <text:p text:style-name="P3"><text:span text:style-name="T3">A gridsearchCV was conducted on all learning methods using the r2 scoring function and a cv fold of 5. In statistics, the coefficient of determination, or R-squared, is a measure of how well a model fits a set of data. It is calculated as the ratio of the variance explained by the model to the total variance in the data.</text:span></text:p>
      <text:p text:style-name="P3"><text:span text:style-name="T3">Using the R-squared (R2) as an evaluation metric has its justifications. Here are some reasons why R2 is commonly used as an evaluation metric:</text:span></text:p>
      <text:p text:style-name="P3"><text:span text:style-name="T3">Simplicity: R2 is a straightforward and easy-to-understand metric. It represents the proportion of variance explained by the model and ranges from 0 to 1, with higher values indicating a better fit. This simplicity makes it accessible and interpretable, even for non-technical stakeholders.</text:span></text:p>
      <text:p text:style-name="P3"><text:span text:style-name="T3">Comparison: R2 allows for easy comparison between different models. By comparing the R2 scores of different models, you can assess which model performs better in terms of explaining the variance in the dependent variable. It provides a relative measure of model performance.</text:span></text:p>
      <text:p text:style-name="P3"><text:soft-page-break/><text:span text:style-name="T3">Model Performance: R2 measures the goodness-of-fit of the model. A higher R2 score indicates that more of the variance in the dependent variable is accounted for by the independent variables included in the model. This is valuable when the primary goal is to explain and predict the outcome accurately.</text:span></text:p>
      <text:p text:style-name="P4"/>
      <text:p text:style-name="P4"/>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3">Learning Method</text:span></text:p>
          </table:table-cell>
          <table:table-cell table:style-name="Table1.A1" office:value-type="string">
            <text:p text:style-name="P2"><text:span text:style-name="T3">Mean r2 score</text:span></text:p>
          </table:table-cell>
          <table:table-cell table:style-name="Table1.A1" office:value-type="string">
            <text:p text:style-name="P2"><text:span text:style-name="T3">Std dev</text:span></text:p>
          </table:table-cell>
          <table:table-cell table:style-name="Table1.A1" office:value-type="string">
            <text:p text:style-name="P2"><text:span text:style-name="T3">comments</text:span></text:p>
          </table:table-cell>
        </table:table-row>
        <table:table-row table:style-name="Table1.1">
          <table:table-cell table:style-name="Table1.A2" office:value-type="string">
            <text:p text:style-name="P2"><text:span text:style-name="T5">Linear Regression</text:span></text:p>
          </table:table-cell>
          <table:table-cell table:style-name="Table1.B2" office:value-type="string">
            <text:p text:style-name="P2"><text:span text:style-name="T3">-0.0413</text:span></text:p>
          </table:table-cell>
          <table:table-cell table:style-name="Table1.B2" office:value-type="string">
            <text:p text:style-name="P2"><text:span text:style-name="T3">0.0658</text:span></text:p>
          </table:table-cell>
          <table:table-cell table:style-name="Table1.D2" office:value-type="string">
            <text:p text:style-name="P3"><text:span text:style-name="T3"><text:s/>If the R-squared (R2) score is negative, it means that the model performs worse than a horizontal line fitted to the data.<text:line-break/>In other words, the model's predictions are not capturing the underlying patterns or variability in the data, and it might be a poor fit for the given problem.</text:span></text:p>
            <text:p text:style-name="P1"/>
          </table:table-cell>
        </table:table-row>
        <table:table-row table:style-name="Table1.1">
          <table:table-cell table:style-name="Table1.A1" office:value-type="string">
            <text:p text:style-name="P2"><text:span text:style-name="T5">Decision Trees</text:span></text:p>
          </table:table-cell>
          <table:table-cell table:style-name="Table1.A1" office:value-type="string">
            <text:p text:style-name="P2"><text:span text:style-name="T3">0.7061</text:span></text:p>
          </table:table-cell>
          <table:table-cell table:style-name="Table1.A1" office:value-type="string">
            <text:p text:style-name="P2"><text:span text:style-name="T3">0.2266</text:span></text:p>
          </table:table-cell>
          <table:table-cell table:style-name="Table1.A1" office:value-type="string">
            <text:p text:style-name="P2"><text:span text:style-name="T3">Model explains 70.6% of the variance in the data</text:span></text:p>
          </table:table-cell>
        </table:table-row>
        <table:table-row table:style-name="Table1.1">
          <table:table-cell table:style-name="Table1.A1" office:value-type="string">
            <text:p text:style-name="P2"><text:span text:style-name="T5">KNN Regressor</text:span></text:p>
          </table:table-cell>
          <table:table-cell table:style-name="Table1.A1" office:value-type="string">
            <text:p text:style-name="P2"><text:span text:style-name="T3">0.3020</text:span></text:p>
          </table:table-cell>
          <table:table-cell table:style-name="Table1.A1" office:value-type="string">
            <text:p text:style-name="P2"><text:span text:style-name="T3">0.0417</text:span></text:p>
          </table:table-cell>
          <table:table-cell table:style-name="Table1.A1" office:value-type="string">
            <text:p text:style-name="P2"><text:span text:style-name="T3">Model explains 30% of the variance in the data</text:span></text:p>
          </table:table-cell>
        </table:table-row>
      </table:table>
      <text:p text:style-name="P4"/>
      <text:p text:style-name="P3"><text:span text:style-name="T3">The DecisionTreeRegressor performed the best with the following best hyper parameters. Best Parameters: {'max_depth': None, 'min_samples_leaf': 3, 'min_samples_split': 5}</text:span></text:p>
      <text:p text:style-name="P7"><text:span text:style-name="T7">Tradeoffs and considerations:</text:span></text:p>
      <text:p text:style-name="P3"><text:span text:style-name="T8">Negative R2 Value (-0.0413): It's unusual to have a negative R2 value. A negative R2 indicates that the model performs worse than a simple horizontal line, meaning it fails to capture any of the variance in the dependent variable. This suggests that the model is not able to explain the relationship between the independent variables and the dependent variable adequately. It's crucial to assess the model's performance, evaluate the model's assumptions, and consider alternative approaches.</text:span></text:p>
      <text:p text:style-name="P3"><text:span text:style-name="T8">High R2 Value (0.70): An R2 value of 0.70 indicates that approximately 70% of the variance in the dependent variable can be explained by the independent variables in the model. This implies that the model has a good fit to the data and captures a significant portion of the relationship between the variables. However, it's essential to interpret this value in the context of the specific problem and domain. Depending on the field, an R2 value of 0.70 may be considered high or moderate.</text:span></text:p>
      <text:p text:style-name="P3"><text:span text:style-name="T8">Moderate R2 Value (0.30): An R2 value of 0.30 suggests that around 30% of the variance in the dependent variable is explained by the independent variables. While this indicates a discernible relationship between the variables, the model's predictive power is relatively limited. It's important to consider whether this level of explained variance is acceptable for the specific problem and desired level of prediction accuracy.</text:span></text:p>
      <text:p text:style-name="P4"/>
      <text:p text:style-name="P8"><text:span text:style-name="T2">Feature Analysis:</text:span></text:p>
      <text:p text:style-name="P3"><text:span text:style-name="T3">Using permuation importance we found that the most important features were </text:span></text:p>
      <text:p text:style-name="P3"><text:span text:style-name="T3">View_count and likes_count.</text:span></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3">view_count</text:span></text:p>
          </table:table-cell>
          <table:table-cell table:style-name="Table2.B1" office:value-type="string">
            <text:p text:style-name="P2"><text:span text:style-name="T3">0.00017758817623626523</text:span></text:p>
          </table:table-cell>
        </table:table-row>
        <table:table-row table:style-name="Table2.1">
          <table:table-cell table:style-name="Table2.A2" office:value-type="string">
            <text:p text:style-name="P2"><text:span text:style-name="T4">likes_count</text:span></text:p>
          </table:table-cell>
          <table:table-cell table:style-name="Table2.B2" office:value-type="string">
            <text:p text:style-name="P2"><text:span text:style-name="T4">21.182165629854858</text:span></text:p>
          </table:table-cell>
        </table:table-row>
        <table:table-row table:style-name="Table2.1">
          <table:table-cell table:style-name="Table2.A2" office:value-type="string">
            <text:p text:style-name="P2"><text:span text:style-name="T3">comment_count</text:span></text:p>
          </table:table-cell>
          <table:table-cell table:style-name="Table2.B2" office:value-type="string">
            <text:p text:style-name="P2"><text:span text:style-name="T3">-0.0004590813896430901</text:span></text:p>
          </table:table-cell>
        </table:table-row>
        <table:table-row table:style-name="Table2.1">
          <table:table-cell table:style-name="Table2.A2" office:value-type="string">
            <text:p text:style-name="P2"><text:span text:style-name="T4">dislikes_count</text:span></text:p>
          </table:table-cell>
          <table:table-cell table:style-name="Table2.B2" office:value-type="string">
            <text:p text:style-name="P2"><text:span text:style-name="T4">21.265481489967108</text:span></text:p>
          </table:table-cell>
        </table:table-row>
        <table:table-row table:style-name="Table2.1">
          <table:table-cell table:style-name="Table2.A2" office:value-type="string">
            <text:p text:style-name="P2"><text:span text:style-name="T3">Topic1</text:span></text:p>
          </table:table-cell>
          <table:table-cell table:style-name="Table2.B2" office:value-type="string">
            <text:p text:style-name="P2"><text:span text:style-name="T3">0.00035819213526521175</text:span></text:p>
          </table:table-cell>
        </table:table-row>
        <table:table-row table:style-name="Table2.1">
          <table:table-cell table:style-name="Table2.A2" office:value-type="string">
            <text:p text:style-name="P2"><text:span text:style-name="T3">Topic2</text:span></text:p>
          </table:table-cell>
          <table:table-cell table:style-name="Table2.B2" office:value-type="string">
            <text:p text:style-name="P2"><text:span text:style-name="T3">0.0001062576314749375</text:span></text:p>
          </table:table-cell>
        </table:table-row>
        <table:table-row table:style-name="Table2.1">
          <table:table-cell table:style-name="Table2.A7" office:value-type="string">
            <text:p text:style-name="P2"><text:span text:style-name="T3">Topic3</text:span></text:p>
          </table:table-cell>
          <table:table-cell table:style-name="Table2.B7" office:value-type="string">
            <text:p text:style-name="P2"><text:span text:style-name="T3">-8.700915394443953e-06</text:span></text:p>
          </table:table-cell>
        </table:table-row>
      </table:table>
      <text:p text:style-name="P8"><text:span text:style-name="T2">Sensitivity Analysis:</text:span></text:p>
      <text:p text:style-name="P3"><text:span text:style-name="T8">Changing the min_samples_leaf parameter as 1,3,5,7 provided the following values.</text:span></text:p>
      <text:p text:style-name="P3"><text:span text:style-name="T8"><text:s/>MSE provides a measure of how close the predicted values are to the actual values. A lower MSE indicates better prediction accuracy, as it means that, on average, the model's predictions are closer to the true values</text:span></text:p>
      <text:p text:style-name="P6"><text:span text:style-name="T8">Min samples Leaf: 1, Mean MSE: 302.44480, Standard Deviation: 191.24623</text:span></text:p>
      <text:p text:style-name="P6"><text:span text:style-name="T8">Min samples Leaf: 3, Mean MSE: 285.88817, Standard Deviation: 162.21690</text:span></text:p>
      <text:p text:style-name="P6"><text:span text:style-name="T8">Min samples Leaf: 5, Mean MSE: 313.09892, Standard Deviation: 164.68965</text:span></text:p>
      <text:p text:style-name="P6"><text:span text:style-name="T8">Min samples Leaf: 7, Mean MSE: 324.60059, Standard Deviation: 172.59853</text:span></text:p>
      <text:p text:style-name="P3"><text:span text:style-name="T8">A lower MSE value indicates better prediction accuracy. In this case, an MSE of 285 is the lowest among the values provided when min_samples_leaf = 3. It suggests that, on average, the predictions of the corresponding model have the smallest squared difference from the actual values. Therefore, this model is expected to have better predictive performance compared to the others. </text:span></text:p>
      <text:p text:style-name="P8"><text:span text:style-name="T2">Prediction Failure:</text:span></text:p>
      <text:p text:style-name="P3"><text:span text:style-name="T3">Insufficient or irrelevant feature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2"><text:span text:style-name="T3">statistic</text:span></text:p>
          </table:table-cell>
          <table:table-cell table:style-name="Table3.A1" office:value-type="string">
            <text:p text:style-name="P2"><text:span text:style-name="T3">Likes_count</text:span></text:p>
          </table:table-cell>
          <table:table-cell table:style-name="Table3.A1" office:value-type="string">
            <text:p text:style-name="P2"><text:span text:style-name="T3">Dislikes_count</text:span></text:p>
          </table:table-cell>
        </table:table-row>
        <table:table-row table:style-name="Table3.1">
          <table:table-cell table:style-name="Table3.A2" office:value-type="string">
            <text:p text:style-name="P2"><text:span text:style-name="T5">Count</text:span></text:p>
          </table:table-cell>
          <table:table-cell table:style-name="Table3.B2" office:value-type="string">
            <text:p text:style-name="P2"><text:span text:style-name="T3">9316</text:span></text:p>
          </table:table-cell>
          <table:table-cell table:style-name="Table3.C2" office:value-type="string">
            <text:p text:style-name="P2"><text:span text:style-name="T3">9316</text:span></text:p>
          </table:table-cell>
        </table:table-row>
        <table:table-row table:style-name="Table3.1">
          <table:table-cell table:style-name="Table3.A1" office:value-type="string">
            <text:p text:style-name="P2"><text:span text:style-name="T5">Mean</text:span></text:p>
          </table:table-cell>
          <table:table-cell table:style-name="Table3.A1" office:value-type="string">
            <text:p text:style-name="P2"><text:span text:style-name="T3">166349.75</text:span></text:p>
          </table:table-cell>
          <table:table-cell table:style-name="Table3.A1" office:value-type="string">
            <text:p text:style-name="P2"><text:span text:style-name="T3">5229.71</text:span></text:p>
          </table:table-cell>
        </table:table-row>
        <table:table-row table:style-name="Table3.1">
          <table:table-cell table:style-name="Table3.A2" office:value-type="string">
            <text:p text:style-name="P2"><text:span text:style-name="T5">Std</text:span></text:p>
          </table:table-cell>
          <table:table-cell table:style-name="Table3.B2" office:value-type="string">
            <text:p text:style-name="P2"><text:span text:style-name="T3">489320.25</text:span></text:p>
          </table:table-cell>
          <table:table-cell table:style-name="Table3.C2" office:value-type="string">
            <text:p text:style-name="P2"><text:span text:style-name="T3">35394.43</text:span></text:p>
          </table:table-cell>
        </table:table-row>
        <table:table-row table:style-name="Table3.1">
          <table:table-cell table:style-name="Table3.A1" office:value-type="string">
            <text:p text:style-name="P2"><text:span text:style-name="T5">Min</text:span></text:p>
          </table:table-cell>
          <table:table-cell table:style-name="Table3.A1" office:value-type="string">
            <text:p text:style-name="P2"><text:span text:style-name="T3">97.00</text:span></text:p>
          </table:table-cell>
          <table:table-cell table:style-name="Table3.A1" office:value-type="string">
            <text:p text:style-name="P2"><text:span text:style-name="T3">4.00</text:span></text:p>
          </table:table-cell>
        </table:table-row>
        <table:table-row table:style-name="Table3.1">
          <table:table-cell table:style-name="Table3.A2" office:value-type="string">
            <text:p text:style-name="P2"><text:span text:style-name="T5">25%</text:span></text:p>
          </table:table-cell>
          <table:table-cell table:style-name="Table3.B2" office:value-type="string">
            <text:p text:style-name="P2"><text:span text:style-name="T3">13361.50</text:span></text:p>
          </table:table-cell>
          <table:table-cell table:style-name="Table3.C2" office:value-type="string">
            <text:p text:style-name="P2"><text:span text:style-name="T3">284.00</text:span></text:p>
          </table:table-cell>
        </table:table-row>
        <table:table-row table:style-name="Table3.1">
          <table:table-cell table:style-name="Table3.A1" office:value-type="string">
            <text:p text:style-name="P2"><text:span text:style-name="T5">50%</text:span></text:p>
          </table:table-cell>
          <table:table-cell table:style-name="Table3.A1" office:value-type="string">
            <text:p text:style-name="P2"><text:span text:style-name="T3">42380.50</text:span></text:p>
          </table:table-cell>
          <table:table-cell table:style-name="Table3.A1" office:value-type="string">
            <text:p text:style-name="P2"><text:span text:style-name="T3">813.00</text:span></text:p>
          </table:table-cell>
        </table:table-row>
        <table:table-row table:style-name="Table3.1">
          <table:table-cell table:style-name="Table3.A2" office:value-type="string">
            <text:p text:style-name="P2"><text:span text:style-name="T5">75%</text:span></text:p>
          </table:table-cell>
          <table:table-cell table:style-name="Table3.B2" office:value-type="string">
            <text:p text:style-name="P2"><text:span text:style-name="T3">131037.75</text:span></text:p>
          </table:table-cell>
          <table:table-cell table:style-name="Table3.C2" office:value-type="string">
            <text:p text:style-name="P2"><text:span text:style-name="T3">2405.75</text:span></text:p>
          </table:table-cell>
        </table:table-row>
        <table:table-row table:style-name="Table3.1">
          <table:table-cell table:style-name="Table3.A1" office:value-type="string">
            <text:p text:style-name="P2"><text:span text:style-name="T5">max</text:span></text:p>
          </table:table-cell>
          <table:table-cell table:style-name="Table3.A1" office:value-type="string">
            <text:p text:style-name="P2"><text:span text:style-name="T3">13641573.00</text:span></text:p>
          </table:table-cell>
          <table:table-cell table:style-name="Table3.A1" office:value-type="string">
            <text:p text:style-name="P2"><text:span text:style-name="T3">2397733.00</text:span></text:p>
          </table:table-cell>
        </table:table-row>
      </table:table>
      <text:p text:style-name="P4"/>
      <text:p text:style-name="P7"><text:soft-page-break/><text:span text:style-name="T7">Outliers:</text:span></text:p>
      <text:p text:style-name="P3"><text:span text:style-name="T3">As we can see likes_count and dislikes_count have outliers. For example max likes_count is 13641573 while its mean is 166349. The mean is sensitive to outliers, but the fact the mean is so small compared to the max value indicates the max value is an outlier.</text:span></text:p>
      <text:p text:style-name="P3"><text:span text:style-name="T3">Similarly max dislikes_count is 2397733 while the mean is 5229.71. The mean is sensitive to outliers, but the fact the mean is so small compared to the max value indicates the max value is an outlier.</text:span></text:p>
      <text:p text:style-name="P3"><text:span text:style-name="T3">Possible Reasons: This outlier could be a unique video withexceptional features or attributes that the model hasn't encountered during training. Alternatively, it could be an error in data recording or measurement, resulting in an inaccurate value.</text:span></text:p>
      <text:p text:style-name="P3"><text:span text:style-name="T3">Potential Future Improvements: </text:span></text:p>
      <text:p text:style-name="P3"><text:span text:style-name="T3">a) Improved Data Cleaning: Developing more robust data cleaning techniques to identify and handle outliers or errors in the data. </text:span></text:p>
      <text:p text:style-name="P3"><text:span text:style-name="T3">b) Feature Engineering: Incorporating additional features that capture unique video characteristics or account for specific factors contributing to the outlier. </text:span></text:p>
      <text:p text:style-name="P3"><text:span text:style-name="T3">c) Robust Regression Models: Exploring the use of robust regression models that are less sensitive to outliers.</text:span></text:p>
      <text:p text:style-name="P7"><text:span text:style-name="T7">Non-linear Relationships: </text:span></text:p>
      <text:p text:style-name="P3"><text:span text:style-name="T3">Example: A model fails to capture unexpected spikes in likes_count and dislikes_count features.</text:span></text:p>
      <text:p text:style-name="P3"><text:span text:style-name="T3"><text:s/>Possible Reasons: The model assumes a linear relationship between the predictors and the target variable, but in reality, likes_count and dislikes_count often exhibit non-linear behavior due to various external factors, viewer sentiment.</text:span></text:p>
      <text:p text:style-name="P3"><text:span text:style-name="T3">Potential Future Improvements: </text:span></text:p>
      <text:p text:style-name="P3"><text:span text:style-name="T3">a) Non-linear Models: Employing non-linear regression models such as polynomial regression, support vector regression (SVR), or decision tree-based models to capture the non-linear relationships between predictors and the target variable. </text:span></text:p>
      <text:p text:style-name="P3"><text:span text:style-name="T3">b) Feature Engineering: Creating additional features that capture sentiment analysis from social media data.</text:span></text:p>
      <text:p text:style-name="P3"><text:span text:style-name="T3">c) Ensemble Methods: Utilizing ensemble methods like random forests or gradient boosting that can capture non-linear relationships and combine multiple models' predictions for improved accuracy.</text:span></text:p>
      <text:p text:style-name="P7"><text:span text:style-name="T7">Missing or Irrelevant Features: </text:span></text:p>
      <text:p text:style-name="P3"><text:span text:style-name="T3">Example: Predicting likes to dislikes ratio in the youtube dataset, but the model fails to accurately predict the likes to dislikes ratio. </text:span></text:p>
      <text:p text:style-name="P3"><text:span text:style-name="T3">Possible Reasons: The model may not have access to critical features that strongly influence likes to dislikes ratio, such as recent interactions or customer sentiment. Alternatively, it might include irrelevant or noisy features that distract the model from the most important factors.</text:span></text:p>
      <text:p text:style-name="P3"><text:span text:style-name="T3">Potential Future Improvements: </text:span></text:p>
      <text:p text:style-name="P3"><text:span text:style-name="T3">a) Data Collection: Gathering additional data on customer behavior, such as frequency of user likes and dislikes count, user behavior can help with predicting likes to dislikes ratio. </text:span></text:p>
      <text:p text:style-name="P3"><text:span text:style-name="T3">b) Feature Selection: Applying feature selection techniques (e.g., recursive feature elimination or L1 regularization) to identify the most relevant features and discard irrelevant or redundant ones.</text:span></text:p>
      <text:p text:style-name="P3"><text:soft-page-break/><text:span text:style-name="T3">c) Domain Knowledge: Leveraging domain expertise to identify important predictors and refine the feature set used in the model.</text:span></text:p>
      <text:p text:style-name="P4"/>
      <text:p text:style-name="P3"><text:span text:style-name="T3">Prediction failure: The model fails to capture important information or is influenced by irrelevant features, leading to poor predictions.</text:span></text:p>
      <text:p text:style-name="P3"><text:span text:style-name="T3">Possible reasons: The selected features may not fully capture the underlying patterns and relationships in the data. Some features may be irrelevant, noisy, or have low predictive power, which can negatively impact the model's performance.</text:span></text:p>
      <text:p text:style-name="P3"><text:span text:style-name="T3">Future improvements: Feature engineering techniques can be applied to create more informative features or select a subset of relevant features. Additionally, domain knowledge and exploration of additional data sources may help identify new features that can improve the model's performance. Feature selection algorithms or regularization techniques can also be employed to automatically select the most informative features and reduce the impact of irrelevant ones.</text:span></text:p>
      <text:p text:style-name="P5"/>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5" meta:paragraph-count="121" meta:word-count="1627" meta:character-count="10910" meta:non-whitespace-character-count="9375"/>
    <meta:generator>LibreOfficeDev/6.0.5.2$Linux_X86_64 LibreOffice_project/</meta:generator>
  </office:meta>
</office:document-meta>
</file>